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1.422cm" fo:min-width="3.458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1.422cm" fo:min-width="1.426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41cm" fo:min-width="1.095cm"/>
    </style:style>
    <style:style style:name="gr6" style:family="graphic" style:parent-style-name="standard">
      <style:graphic-properties draw:textarea-horizontal-align="justify" draw:textarea-vertical-align="middle" draw:auto-grow-height="false" fo:min-height="5.72cm" fo:min-width="1.501cm"/>
    </style:style>
    <style:style style:name="gr7" style:family="graphic" style:parent-style-name="standard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1.422cm" fo:min-width="2.271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1.422cm" fo:min-width="3.121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1.422cm" fo:min-width="1.11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999999" draw:marker-start-width="0.359cm" draw:marker-end-width="0.359cm" draw:fill-color="#333333" draw:textarea-horizontal-align="justify" draw:textarea-vertical-align="middle" draw:auto-grow-height="false" fo:min-height="1.422cm" fo:min-width="1.426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-color="#ffffa6" draw:textarea-horizontal-align="justify" draw:textarea-vertical-align="middle" draw:auto-grow-height="false" fo:min-height="1.422cm" fo:min-width="1.426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draw:stroke="none" draw:marker-start="" draw:fill-color="#ffffa6" draw:opacity="65%" draw:textarea-horizontal-align="justify" draw:textarea-vertical-align="middle" draw:auto-grow-height="false" fo:min-height="6.608cm" fo:min-width="2.04cm"/>
    </style:style>
    <style:style style:name="gr13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978cm" fo:min-width="0.918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none" draw:fill-color="#ffff6d" draw:textarea-horizontal-align="justify" draw:textarea-vertical-align="middle" draw:auto-grow-height="false" fo:min-height="2.883cm" fo:min-width="24.9cm"/>
    </style:style>
    <style:style style:name="gr16" style:family="graphic" style:parent-style-name="standard">
      <style:graphic-properties draw:stroke="none" draw:fill-color="#ffffa6" draw:opacity="65%" draw:textarea-horizontal-align="justify" draw:textarea-vertical-align="middle" draw:auto-grow-height="false" fo:min-height="1.267cm" fo:min-width="1.024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end"/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12" style:family="paragraph">
      <loext:graphic-properties draw:fill-color="#333333"/>
      <style:paragraph-properties fo:text-align="center"/>
      <style:text-properties fo:font-size="36pt" style:font-size-asian="36pt" style:font-size-complex="36pt"/>
    </style:style>
    <style:style style:name="P13" style:family="paragraph">
      <loext:graphic-properties draw:fill-color="#ffffa6"/>
      <style:paragraph-properties fo:text-align="center"/>
      <style:text-properties fo:font-size="36pt" style:font-size-asian="36pt" style:font-size-complex="36pt"/>
    </style:style>
    <style:style style:name="P14" style:family="paragraph">
      <loext:graphic-properties draw:fill-color="#ffffa6" draw:opacity="65%"/>
      <style:paragraph-properties fo:text-align="center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ff6d"/>
      <style:paragraph-properties fo:text-align="center"/>
    </style:style>
    <style:style style:name="P20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Single and Ready to Mingle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The Binary Math Solution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ep 1: XOR to Unique Value</text:p>
          </draw:text-box>
        </draw:frame>
        <draw:frame draw:style-name="gr2" draw:text-style-name="P4" draw:layer="layout" svg:width="19.34cm" svg:height="0.962cm" svg:x="4.33cm" svg:y="4.734cm">
          <draw:text-box>
            <text:p><text:a xlink:href="https://www.rapidtables.com/convert/number/decimal-to-binary.html" xlink:type="simple">https://www.rapidtables.com/convert/number/decimal-to-binary.html</text:a></text:p>
          </draw:text-box>
        </draw:frame>
        <draw:custom-shape draw:style-name="gr3" draw:text-style-name="P6" draw:layer="layout" svg:width="4.064cm" svg:height="1.778cm" svg:x="5.618cm" svg:y="7.342cm">
          <text:p text:style-name="P5"><text:span text:style-name="T1">14 =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64cm" svg:height="1.778cm" svg:x="5.618cm" svg:y="10.794cm">
          <text:p text:style-name="P5"><text:span text:style-name="T1">9 </text:span><text:span text:style-name="T1">=</text:span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9.936cm" svg:y="7.342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1.968cm" svg:y="7.342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6.032cm" svg:y="7.342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4cm" svg:y="7.342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9.936cm" svg:y="10.79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1.968cm" svg:y="10.79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6.032cm" svg:y="10.79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4cm" svg:y="10.79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3.254cm" svg:height="1.673cm" svg:x="12.376cm" svg:y="9.149cm">
          <draw:text-box>
            <text:p><text:span text:style-name="T1">X</text:span><text:span text:style-name="T1">O</text:span><text:span text:style-name="T1">R</text:span></text:p>
          </draw:text-box>
        </draw:frame>
        <draw:custom-shape draw:style-name="gr4" draw:text-style-name="P8" draw:layer="layout" svg:width="2.032cm" svg:height="1.778cm" svg:x="9.936cm" svg:y="14.0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1.968cm" svg:y="14.0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6.032cm" svg:y="14.0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4cm" svg:y="14.0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048cm" svg:height="0.762cm" svg:x="12.476cm" svg:y="12.954cm">
          <text:p/>
          <draw:enhanced-geometry svg:viewBox="0 0 21600 21600" draw:text-areas="?f0 0 ?f2 ?f5" draw:type="down-arrow" draw:modifiers="6907.47051114024 5150.278779927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1" draw:layer="layout" svg:width="4.064cm" svg:height="1.778cm" svg:x="18.318cm" svg:y="14.07cm">
          <text:p text:style-name="P10"><text:span text:style-name="T1">=&gt; 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ep 1: XOR to Unique Value</text:p>
          </draw:text-box>
        </draw:frame>
        <draw:frame draw:style-name="gr2" draw:text-style-name="P4" draw:layer="layout" svg:width="19.34cm" svg:height="0.962cm" svg:x="4.33cm" svg:y="4.734cm">
          <draw:text-box>
            <text:p><text:a xlink:href="https://www.rapidtables.com/convert/number/decimal-to-binary.html" xlink:type="simple">https://www.rapidtables.com/convert/number/decimal-to-binary.html</text:a></text:p>
          </draw:text-box>
        </draw:frame>
        <draw:custom-shape draw:style-name="gr3" draw:text-style-name="P6" draw:layer="layout" svg:width="4.064cm" svg:height="1.778cm" svg:x="5.618cm" svg:y="7.342cm">
          <text:p text:style-name="P5"><text:span text:style-name="T1">7 =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64cm" svg:height="1.778cm" svg:x="5.618cm" svg:y="10.794cm">
          <text:p text:style-name="P5"><text:span text:style-name="T1">9 =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9.936cm" svg:y="7.342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1.968cm" svg:y="7.342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6.032cm" svg:y="7.342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4cm" svg:y="7.342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9.936cm" svg:y="10.79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1.968cm" svg:y="10.79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6.032cm" svg:y="10.79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4cm" svg:y="10.79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3.254cm" svg:height="1.673cm" svg:x="12.376cm" svg:y="9.149cm">
          <draw:text-box>
            <text:p><text:span text:style-name="T1">X</text:span><text:span text:style-name="T1">O</text:span><text:span text:style-name="T1">R</text:span></text:p>
          </draw:text-box>
        </draw:frame>
        <draw:custom-shape draw:style-name="gr4" draw:text-style-name="P8" draw:layer="layout" svg:width="2.032cm" svg:height="1.778cm" svg:x="9.936cm" svg:y="14.0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1.968cm" svg:y="14.0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6.032cm" svg:y="14.0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4cm" svg:y="14.0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048cm" svg:height="0.762cm" svg:x="12.476cm" svg:y="12.954cm">
          <text:p/>
          <draw:enhanced-geometry svg:viewBox="0 0 21600 21600" draw:text-areas="?f0 0 ?f2 ?f5" draw:type="down-arrow" draw:modifiers="6907.47051114024 5150.278779927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1" draw:layer="layout" svg:width="4.064cm" svg:height="1.778cm" svg:x="18.318cm" svg:y="14.07cm">
          <text:p text:style-name="P10"><text:span text:style-name="T1">=&gt; 14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ep 2: XOR to Entangled Value</text:p>
          </draw:text-box>
        </draw:frame>
        <draw:frame draw:style-name="gr2" draw:text-style-name="P4" draw:layer="layout" svg:width="19.34cm" svg:height="0.962cm" svg:x="4.33cm" svg:y="4.734cm">
          <draw:text-box>
            <text:p><text:a xlink:href="https://www.rapidtables.com/convert/number/decimal-to-binary.html" xlink:type="simple">https://www.rapidtables.com/convert/number/decimal-to-binary.html</text:a></text:p>
          </draw:text-box>
        </draw:frame>
        <draw:g>
          <draw:custom-shape draw:style-name="gr3" draw:text-style-name="P6" draw:layer="layout" svg:width="4.064cm" svg:height="1.778cm" svg:x="1.27cm" svg:y="6.434cm">
            <text:p text:style-name="P5"><text:span text:style-name="T1">14 =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5.588cm" svg:y="6.434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7.62cm" svg:y="6.434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1.684cm" svg:y="6.434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9.652cm" svg:y="6.434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6" draw:layer="layout" svg:width="4.064cm" svg:height="1.778cm" svg:x="1.27cm" svg:y="9.808cm">
            <text:p text:style-name="P5"><text:span text:style-name="T1">9 =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5.588cm" svg:y="9.8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7.62cm" svg:y="9.8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1.684cm" svg:y="9.8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9.652cm" svg:y="9.8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9" draw:layer="layout" svg:width="3.254cm" svg:height="1.673cm" svg:x="7.96cm" svg:y="8.166cm">
          <draw:text-box>
            <text:p><text:span text:style-name="T1">X</text:span><text:span text:style-name="T1">O</text:span><text:span text:style-name="T1">R</text:span></text:p>
          </draw:text-box>
        </draw:frame>
        <draw:g>
          <draw:custom-shape draw:style-name="gr4" draw:text-style-name="P8" draw:layer="layout" svg:width="2.032cm" svg:height="1.778cm" svg:x="5.588cm" svg:y="13.18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7.62cm" svg:y="13.18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1.684cm" svg:y="13.18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9.652cm" svg:y="13.18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4.064cm" svg:height="1.778cm" svg:x="1.24cm" svg:y="13.212cm">
            <text:p text:style-name="P5"><text:span text:style-name="T1">3 =&gt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2.032cm" svg:height="1.778cm" svg:x="5.588cm" svg:y="16.4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7.62cm" svg:y="16.4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1.684cm" svg:y="16.4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9.652cm" svg:y="16.4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4.064cm" svg:height="1.778cm" svg:x="1.24cm" svg:y="16.51cm">
            <text:p text:style-name="P5"><text:span text:style-name="T1">14 =&gt;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9" draw:layer="layout" svg:width="3.254cm" svg:height="1.673cm" svg:x="7.96cm" svg:y="11.539cm">
          <draw:text-box>
            <text:p><text:span text:style-name="T1">X</text:span><text:span text:style-name="T1">O</text:span><text:span text:style-name="T1">R</text:span></text:p>
          </draw:text-box>
        </draw:frame>
        <draw:frame draw:style-name="gr2" draw:text-style-name="P9" draw:layer="layout" svg:width="3.254cm" svg:height="1.673cm" svg:x="7.96cm" svg:y="14.89cm">
          <draw:text-box>
            <text:p><text:span text:style-name="T1">X</text:span><text:span text:style-name="T1">O</text:span><text:span text:style-name="T1">R</text:span></text:p>
          </draw:text-box>
        </draw:frame>
        <draw:custom-shape draw:style-name="gr4" draw:text-style-name="P8" draw:layer="layout" svg:width="2.032cm" svg:height="1.778cm" svg:x="17.018cm" svg:y="11.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9.05cm" svg:y="11.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23.114cm" svg:y="11.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21.082cm" svg:y="11.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064cm" svg:height="1.778cm" svg:x="19.05cm" svg:y="13.308cm">
          <text:p text:style-name="P7"><text:span text:style-name="T1">(10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11.938cm" svg:x="14.17cm" svg:y="6.504cm">
          <text:p/>
          <draw:enhanced-geometry svg:viewBox="0 0 21600 21600" draw:text-areas="0 ?f0 ?f5 ?f2" draw:type="right-arrow" draw:modifiers="5364.58242238741 5545.188039199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ep 3: Disentangling</text:p>
          </draw:text-box>
        </draw:frame>
        <draw:frame draw:style-name="gr2" draw:text-style-name="P4" draw:layer="layout" svg:width="19.34cm" svg:height="0.962cm" svg:x="4.33cm" svg:y="4.734cm">
          <draw:text-box>
            <text:p><text:a xlink:href="https://www.rapidtables.com/convert/number/decimal-to-binary.html" xlink:type="simple">https://www.rapidtables.com/convert/number/decimal-to-binary.html</text:a></text:p>
          </draw:text-box>
        </draw:frame>
        <draw:g>
          <draw:g>
            <draw:custom-shape draw:style-name="gr3" draw:text-style-name="P6" draw:layer="layout" svg:width="4.064cm" svg:height="1.778cm" svg:x="7.777cm" svg:y="6.208cm">
              <text:p text:style-name="P5"><text:span text:style-name="T1">9 =&gt;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12.095cm" svg:y="6.208cm">
              <text:p text:style-name="P7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14.127cm" svg:y="6.208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18.191cm" svg:y="6.208cm">
              <text:p text:style-name="P7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16.159cm" svg:y="6.208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8" draw:layer="layout" svg:width="2.032cm" svg:height="1.778cm" svg:x="12.11cm" svg:y="8.382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14.142cm" svg:y="8.382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18.206cm" svg:y="8.382cm">
              <text:p text:style-name="P7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16.174cm" svg:y="8.382cm">
              <text:p text:style-name="P7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4.064cm" svg:height="1.778cm" svg:x="7.762cm" svg:y="8.412cm">
              <text:p text:style-name="P5"><text:span text:style-name="T1">3 =&gt;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8" draw:layer="layout" svg:width="2.032cm" svg:height="1.778cm" svg:x="2.54cm" svg:y="12.95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2.54cm" svg:y="14.732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2.54cm" svg:y="18.288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2.54cm" svg:y="16.51cm">
          <text:p text:style-name="P7"><text:span text:style-name="T1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8" draw:layer="layout" svg:width="4.064cm" svg:height="1.778cm" svg:x="1.524cm" svg:y="10.922cm">
          <text:p text:style-name="P7"><text:span text:style-name="T1">(10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77cm" svg:height="1.778cm" svg:x="4.951cm" svg:y="15.586cm">
          <text:p text:style-name="P7"><text:span text:style-name="T1">~ =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8.064cm" svg:y="12.95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8.064cm" svg:y="14.732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8.064cm" svg:y="18.288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8.064cm" svg:y="16.51cm">
          <text:p text:style-name="P7"><text:span text:style-name="T1">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8" draw:layer="layout" svg:width="3.727cm" svg:height="1.778cm" svg:x="10.551cm" svg:y="15.586cm">
          <text:p text:style-name="P7"><text:span text:style-name="T1">+1 =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4.384cm" svg:y="12.95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4.384cm" svg:y="14.732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4.384cm" svg:y="18.288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4.384cm" svg:y="16.51cm">
          <text:p text:style-name="P7"><text:span text:style-name="T1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1.716cm" svg:height="1.778cm" svg:x="16.732cm" svg:y="15.594cm">
          <text:p text:style-name="P7"><text:span text:style-name="T1">&amp;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032cm" svg:height="1.778cm" svg:x="18.394cm" svg:y="12.954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032cm" svg:height="1.778cm" svg:x="18.394cm" svg:y="14.732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032cm" svg:height="1.778cm" svg:x="18.394cm" svg:y="18.288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032cm" svg:height="1.778cm" svg:x="18.394cm" svg:y="16.51cm">
          <text:p text:style-name="P7"><text:span text:style-name="T1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1.716cm" svg:height="1.778cm" svg:x="20.636cm" svg:y="15.494cm">
          <text:p text:style-name="P7"><text:span text:style-name="T1">=</text:span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032cm" svg:height="1.778cm" svg:x="23.114cm" svg:y="12.95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032cm" svg:height="1.778cm" svg:x="23.114cm" svg:y="14.732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032cm" svg:height="1.778cm" svg:x="23.114cm" svg:y="18.288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032cm" svg:height="1.778cm" svg:x="23.114cm" svg:y="16.51cm">
          <text:p text:style-name="P7"><text:span text:style-name="T1">1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ep 3: Disentangling</text:p>
          </draw:text-box>
        </draw:frame>
        <draw:frame draw:style-name="gr2" draw:text-style-name="P4" draw:layer="layout" svg:width="19.34cm" svg:height="0.962cm" svg:x="4.33cm" svg:y="4.734cm">
          <draw:text-box>
            <text:p><text:a xlink:href="https://www.rapidtables.com/convert/number/decimal-to-binary.html" xlink:type="simple">https://www.rapidtables.com/convert/number/decimal-to-binary.html</text:a></text:p>
          </draw:text-box>
        </draw:frame>
        <draw:g>
          <draw:custom-shape draw:style-name="gr3" draw:text-style-name="P6" draw:layer="layout" svg:width="4.064cm" svg:height="1.778cm" svg:x="5.588cm" svg:y="8.494cm">
            <text:p text:style-name="P5"><text:span text:style-name="T1">9 </text:span><text:span text:style-name="T1">=</text:span><text:span text:style-name="T1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9.906cm" svg:y="8.494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1.938cm" svg:y="8.494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6.002cm" svg:y="8.494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3.97cm" svg:y="8.494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2.032cm" svg:height="1.778cm" svg:x="9.906cm" svg:y="10.66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1.938cm" svg:y="10.66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6.002cm" svg:y="10.66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3.97cm" svg:y="10.66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4.064cm" svg:height="1.778cm" svg:x="5.558cm" svg:y="10.698cm">
            <text:p text:style-name="P5"><text:span text:style-name="T1">3 =&gt;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8" draw:layer="layout" svg:width="2.032cm" svg:height="1.778cm" svg:x="9.906cm" svg:y="12.95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1.938cm" svg:y="12.95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6.002cm" svg:y="12.95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032cm" svg:height="1.778cm" svg:x="13.97cm" svg:y="12.954cm">
          <text:p text:style-name="P7"><text:span text:style-name="T1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4" draw:layer="layout" svg:width="2.54cm" svg:height="6.858cm" svg:x="13.71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ep 4: All Together</text:p>
          </draw:text-box>
        </draw:frame>
        <draw:frame draw:style-name="gr2" draw:text-style-name="P9" draw:layer="layout" svg:width="18.807cm" svg:height="1.673cm" svg:x="4.597cm" svg:y="4.579cm">
          <draw:text-box>
            <text:p text:style-name="P15"><text:span text:style-name="T1">i</text:span><text:span text:style-name="T1">n</text:span><text:span text:style-name="T1">p</text:span><text:span text:style-name="T1">u</text:span><text:span text:style-name="T1">t </text:span><text:span text:style-name="T1">= </text:span><text:span text:style-name="T1">[</text:span><text:span text:style-name="T1">1</text:span><text:span text:style-name="T1">5</text:span><text:span text:style-name="T1">, </text:span><text:span text:style-name="T1">3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9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1</text:span><text:span text:style-name="T1">5</text:span><text:span text:style-name="T1">]</text:span></text:p>
          </draw:text-box>
        </draw:frame>
        <draw:g>
          <draw:g>
            <draw:custom-shape draw:style-name="gr4" draw:text-style-name="P8" draw:layer="layout" svg:width="2.032cm" svg:height="1.778cm" svg:x="16.767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2.863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0.831cm" svg:y="6.65cm">
              <text:p text:style-name="P7"><text:span text:style-name="T1">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8" draw:layer="layout" svg:width="2.032cm" svg:height="1.778cm" svg:x="18.799cm" svg:y="6.65cm">
                <text:p text:style-name="P7"><text:span text:style-name="T1">0</text:span></text:p>
                <draw:enhanced-geometry svg:viewBox="0 0 21600 21600" draw:type="rectangle" draw:enhanced-path="M 0 0 L 21600 0 21600 21600 0 21600 0 0 Z N"/>
              </draw:custom-shape>
              <draw:frame draw:style-name="gr2" draw:text-style-name="P9" draw:layer="layout" svg:width="13.951cm" svg:height="1.673cm" svg:x="3.105cm" svg:y="6.725cm">
                <draw:text-box>
                  <text:p><text:span text:style-name="T1">s</text:span><text:span text:style-name="T1">m</text:span><text:span text:style-name="T1">a</text:span><text:span text:style-name="T1">ll</text:span><text:span text:style-name="T1">e</text:span><text:span text:style-name="T1">s</text:span><text:span text:style-name="T1">t</text:span><text:span text:style-name="T1">S</text:span><text:span text:style-name="T1">i</text:span><text:span text:style-name="T1">g</text:span><text:span text:style-name="T1">n</text:span><text:span text:style-name="T1">if</text:span><text:span text:style-name="T1">i</text:span><text:span text:style-name="T1">c</text:span><text:span text:style-name="T1">a</text:span><text:span text:style-name="T1">n</text:span><text:span text:style-name="T1">t</text:span><text:span text:style-name="T1">B</text:span><text:span text:style-name="T1">it </text:span><text:span text:style-name="T1">= </text:span></text:p>
                </draw:text-box>
              </draw:frame>
            </draw:g>
          </draw:g>
        </draw:g>
        <draw:line draw:style-name="gr13" draw:text-style-name="P16" draw:layer="layout" svg:x1="1.343cm" svg:y1="15.409cm" svg:x2="26.743cm" svg:y2="15.409cm">
          <text:p/>
        </draw:line>
        <draw:line draw:style-name="gr13" draw:text-style-name="P16" draw:layer="layout" svg:x1="1.343cm" svg:y1="12.277cm" svg:x2="26.743cm" svg:y2="12.277cm">
          <text:p/>
        </draw:line>
        <draw:line draw:style-name="gr13" draw:text-style-name="P16" draw:layer="layout" svg:x1="1.343cm" svg:y1="9.144cm" svg:x2="26.743cm" svg:y2="9.144cm">
          <text:p/>
        </draw:line>
        <draw:line draw:style-name="gr13" draw:text-style-name="P16" draw:layer="layout" svg:x1="1.343cm" svg:y1="18.542cm" svg:x2="26.743cm" svg:y2="18.542cm">
          <text:p/>
        </draw:line>
        <draw:frame draw:style-name="gr2" draw:text-style-name="P9" draw:layer="layout" svg:width="3.067cm" svg:height="1.673cm" svg:x="1.524cm" svg:y="13.059cm">
          <draw:text-box>
            <text:p><text:span text:style-name="T1">T</text:span><text:span text:style-name="T1">r</text:span><text:span text:style-name="T1">u</text:span><text:span text:style-name="T1">e</text:span></text:p>
          </draw:text-box>
        </draw:frame>
        <draw:frame draw:style-name="gr2" draw:text-style-name="P9" draw:layer="layout" svg:width="3.609cm" svg:height="1.673cm" svg:x="1.524cm" svg:y="16.256cm">
          <draw:text-box>
            <text:p><text:span text:style-name="T1">F</text:span><text:span text:style-name="T1">a</text:span><text:span text:style-name="T1">l</text:span><text:span text:style-name="T1">s</text:span><text:span text:style-name="T1">e</text:span></text:p>
          </draw:text-box>
        </draw:frame>
        <draw:g>
          <draw:custom-shape draw:style-name="gr14" draw:text-style-name="P8" draw:layer="layout" svg:width="1.524cm" svg:height="1.334cm" svg:x="5.334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3.252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5.334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6.41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3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4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9.0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0.5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3.5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2.072cm" svg:y="10.006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6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8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9.572cm" svg:y="10.006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3.423cm" svg:height="1.517cm" svg:x="22.993cm" svg:y="9.906cm">
          <draw:text-box>
            <text:p><text:span text:style-name="T2">=</text:span><text:span text:style-name="T2">=</text:span><text:span text:style-name="T2">= </text:span><text:span text:style-name="T2">0</text:span></text:p>
          </draw:text-box>
        </draw:frame>
        <draw:frame draw:style-name="gr2" draw:text-style-name="P17" draw:layer="layout" svg:width="1.256cm" svg:height="1.517cm" svg:x="7.694cm" svg:y="9.907cm">
          <draw:text-box>
            <text:p><text:span text:style-name="T2">&amp;</text:span></text:p>
          </draw:text-box>
        </draw:frame>
        <draw:frame draw:style-name="gr2" draw:text-style-name="P17" draw:layer="layout" svg:width="1.162cm" svg:height="1.517cm" svg:x="15.269cm" svg:y="9.908cm">
          <draw:text-box>
            <text:p><text:span text:style-name="T2">=</text:span></text:p>
          </draw:text-box>
        </draw:frame>
        <draw:g>
          <draw:custom-shape draw:style-name="gr14" draw:text-style-name="P8" draw:layer="layout" svg:width="1.524cm" svg:height="1.334cm" svg:x="12.7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2.7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6.4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6.4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1.031cm" svg:height="1.517cm" svg:x="11.53cm" svg:y="16.41cm">
          <draw:text-box>
            <text:p><text:span text:style-name="T2">^</text:span></text:p>
          </draw:text-box>
        </draw:frame>
        <draw:frame draw:style-name="gr2" draw:text-style-name="P17" draw:layer="layout" svg:width="1.031cm" svg:height="1.517cm" svg:x="11.531cm" svg:y="13.211cm">
          <draw:text-box>
            <text:p><text:span text:style-name="T2">^</text:span></text:p>
          </draw:text-box>
        </draw:frame>
        <draw:frame draw:style-name="gr2" draw:text-style-name="P17" draw:layer="layout" svg:width="1.162cm" svg:height="1.517cm" svg:x="18.854cm" svg:y="13.125cm">
          <draw:text-box>
            <text:p><text:span text:style-name="T2">=</text:span></text:p>
          </draw:text-box>
        </draw:frame>
        <draw:frame draw:style-name="gr2" draw:text-style-name="P17" draw:layer="layout" svg:width="1.162cm" svg:height="1.517cm" svg:x="18.854cm" svg:y="16.326cm">
          <draw:text-box>
            <text:p><text:span text:style-name="T2">=</text:span></text:p>
          </draw:text-box>
        </draw:frame>
        <draw:frame draw:style-name="gr2" draw:text-style-name="P4" draw:layer="layout" svg:width="4.376cm" svg:height="0.962cm" svg:x="6.188cm" svg:y="14.586cm">
          <draw:text-box>
            <text:p>Initialized to 0</text:p>
          </draw:text-box>
        </draw:frame>
        <draw:frame draw:style-name="gr2" draw:text-style-name="P4" draw:layer="layout" svg:width="4.376cm" svg:height="0.962cm" svg:x="6.188cm" svg:y="17.786cm">
          <draw:text-box>
            <text:p>Initialized to 0</text:p>
          </draw:text-box>
        </draw:frame>
        <draw:frame draw:style-name="gr2" draw:text-style-name="P4" draw:layer="layout" svg:width="5.713cm" svg:height="0.962cm" svg:x="12.888cm" svg:y="14.586cm">
          <draw:text-box>
            <text:p>XOR’ed with value</text:p>
          </draw:text-box>
        </draw:frame>
        <draw:frame draw:style-name="gr2" draw:text-style-name="P4" draw:layer="layout" svg:width="5.713cm" svg:height="0.962cm" svg:x="12.889cm" svg:y="17.686cm">
          <draw:text-box>
            <text:p>XOR’ed with value</text:p>
          </draw:text-box>
        </draw:frame>
        <draw:frame draw:style-name="gr2" draw:text-style-name="P18" draw:layer="layout" svg:width="7.089cm" svg:height="0.962cm" svg:x="19.565cm" svg:y="17.686cm">
          <draw:text-box>
            <text:p text:style-name="P7">Carried to next iteration</text:p>
          </draw:text-box>
        </draw:frame>
        <draw:frame draw:style-name="gr2" draw:text-style-name="P18" draw:layer="layout" svg:width="7.089cm" svg:height="0.962cm" svg:x="19.566cm" svg:y="14.486cm">
          <draw:text-box>
            <text:p text:style-name="P7">Carried to next iteration</text:p>
          </draw:text-box>
        </draw:frame>
        <draw:frame draw:style-name="gr2" draw:text-style-name="P4" draw:layer="layout" svg:width="6.488cm" svg:height="0.962cm" svg:x="1.338cm" svg:y="11.311cm">
          <draw:text-box>
            <text:p>smallestSignificantBit</text:p>
          </draw:text-box>
        </draw:frame>
        <draw:frame draw:style-name="gr2" draw:text-style-name="P4" draw:layer="layout" svg:width="3.601cm" svg:height="0.962cm" svg:x="10.281cm" svg:y="11.315cm">
          <draw:text-box>
            <text:p>Input value</text:p>
          </draw:text-box>
        </draw:frame>
        <draw:frame draw:style-name="gr2" draw:text-style-name="P4" draw:layer="layout" svg:width="8.537cm" svg:height="0.962cm" svg:x="17.096cm" svg:y="11.315cm">
          <draw:text-box>
            <text:p>Is smallestSignificantBit set?</text:p>
          </draw:text-box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15" draw:text-style-name="P19" draw:layer="layout" svg:width="25.4cm" svg:height="3.133cm" svg:x="1.343cm" svg:y="15.4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 presentation:user-transformed="true">
          <draw:text-box>
            <text:p>Step 4: All Together</text:p>
          </draw:text-box>
        </draw:frame>
        <draw:frame draw:style-name="gr2" draw:text-style-name="P9" draw:layer="layout" svg:width="18.807cm" svg:height="1.673cm" svg:x="4.597cm" svg:y="4.579cm">
          <draw:text-box>
            <text:p text:style-name="P15"><text:span text:style-name="T1">i</text:span><text:span text:style-name="T1">n</text:span><text:span text:style-name="T1">p</text:span><text:span text:style-name="T1">u</text:span><text:span text:style-name="T1">t </text:span><text:span text:style-name="T1">= </text:span><text:span text:style-name="T1">[</text:span><text:span text:style-name="T1">1</text:span><text:span text:style-name="T1">5</text:span><text:span text:style-name="T1">, </text:span><text:span text:style-name="T1">3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9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1</text:span><text:span text:style-name="T1">5</text:span><text:span text:style-name="T1">]</text:span></text:p>
          </draw:text-box>
        </draw:frame>
        <draw:g>
          <draw:g>
            <draw:custom-shape draw:style-name="gr4" draw:text-style-name="P8" draw:layer="layout" svg:width="2.032cm" svg:height="1.778cm" svg:x="16.767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2.863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0.831cm" svg:y="6.65cm">
              <text:p text:style-name="P7"><text:span text:style-name="T1">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8" draw:layer="layout" svg:width="2.032cm" svg:height="1.778cm" svg:x="18.799cm" svg:y="6.65cm">
                <text:p text:style-name="P7"><text:span text:style-name="T1">0</text:span></text:p>
                <draw:enhanced-geometry svg:viewBox="0 0 21600 21600" draw:type="rectangle" draw:enhanced-path="M 0 0 L 21600 0 21600 21600 0 21600 0 0 Z N"/>
              </draw:custom-shape>
              <draw:frame draw:style-name="gr2" draw:text-style-name="P9" draw:layer="layout" svg:width="13.951cm" svg:height="1.673cm" svg:x="3.105cm" svg:y="6.725cm">
                <draw:text-box>
                  <text:p><text:span text:style-name="T1">s</text:span><text:span text:style-name="T1">m</text:span><text:span text:style-name="T1">a</text:span><text:span text:style-name="T1">ll</text:span><text:span text:style-name="T1">e</text:span><text:span text:style-name="T1">s</text:span><text:span text:style-name="T1">t</text:span><text:span text:style-name="T1">S</text:span><text:span text:style-name="T1">i</text:span><text:span text:style-name="T1">g</text:span><text:span text:style-name="T1">n</text:span><text:span text:style-name="T1">if</text:span><text:span text:style-name="T1">i</text:span><text:span text:style-name="T1">c</text:span><text:span text:style-name="T1">a</text:span><text:span text:style-name="T1">n</text:span><text:span text:style-name="T1">t</text:span><text:span text:style-name="T1">B</text:span><text:span text:style-name="T1">it </text:span><text:span text:style-name="T1">= </text:span></text:p>
                </draw:text-box>
              </draw:frame>
            </draw:g>
          </draw:g>
        </draw:g>
        <draw:line draw:style-name="gr13" draw:text-style-name="P16" draw:layer="layout" svg:x1="1.343cm" svg:y1="15.409cm" svg:x2="26.743cm" svg:y2="15.409cm">
          <text:p/>
        </draw:line>
        <draw:line draw:style-name="gr13" draw:text-style-name="P16" draw:layer="layout" svg:x1="1.343cm" svg:y1="12.277cm" svg:x2="26.743cm" svg:y2="12.277cm">
          <text:p/>
        </draw:line>
        <draw:line draw:style-name="gr13" draw:text-style-name="P16" draw:layer="layout" svg:x1="1.343cm" svg:y1="9.144cm" svg:x2="26.743cm" svg:y2="9.144cm">
          <text:p/>
        </draw:line>
        <draw:line draw:style-name="gr13" draw:text-style-name="P16" draw:layer="layout" svg:x1="1.343cm" svg:y1="18.542cm" svg:x2="26.743cm" svg:y2="18.542cm">
          <text:p/>
        </draw:line>
        <draw:frame draw:style-name="gr2" draw:text-style-name="P9" draw:layer="layout" svg:width="3.067cm" svg:height="1.673cm" svg:x="1.524cm" svg:y="13.059cm">
          <draw:text-box>
            <text:p><text:span text:style-name="T1">T</text:span><text:span text:style-name="T1">r</text:span><text:span text:style-name="T1">u</text:span><text:span text:style-name="T1">e</text:span></text:p>
          </draw:text-box>
        </draw:frame>
        <draw:frame draw:style-name="gr2" draw:text-style-name="P9" draw:layer="layout" svg:width="3.609cm" svg:height="1.673cm" svg:x="1.524cm" svg:y="16.256cm">
          <draw:text-box>
            <text:p><text:span text:style-name="T1">F</text:span><text:span text:style-name="T1">a</text:span><text:span text:style-name="T1">l</text:span><text:span text:style-name="T1">s</text:span><text:span text:style-name="T1">e</text:span></text:p>
          </draw:text-box>
        </draw:frame>
        <draw:g>
          <draw:custom-shape draw:style-name="gr14" draw:text-style-name="P8" draw:layer="layout" svg:width="1.524cm" svg:height="1.334cm" svg:x="5.334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3.252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5.334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6.41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3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4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9.024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0.548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3.596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2.0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6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8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9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3.423cm" svg:height="1.517cm" svg:x="22.993cm" svg:y="9.906cm">
          <draw:text-box>
            <text:p><text:span text:style-name="T2">=</text:span><text:span text:style-name="T2">=</text:span><text:span text:style-name="T2">= </text:span><text:span text:style-name="T2">0</text:span></text:p>
          </draw:text-box>
        </draw:frame>
        <draw:frame draw:style-name="gr2" draw:text-style-name="P17" draw:layer="layout" svg:width="1.256cm" svg:height="1.517cm" svg:x="7.694cm" svg:y="9.907cm">
          <draw:text-box>
            <text:p><text:span text:style-name="T2">&amp;</text:span></text:p>
          </draw:text-box>
        </draw:frame>
        <draw:frame draw:style-name="gr2" draw:text-style-name="P17" draw:layer="layout" svg:width="1.162cm" svg:height="1.517cm" svg:x="15.269cm" svg:y="9.908cm">
          <draw:text-box>
            <text:p><text:span text:style-name="T2">=</text:span></text:p>
          </draw:text-box>
        </draw:frame>
        <draw:g>
          <draw:custom-shape draw:style-name="gr14" draw:text-style-name="P8" draw:layer="layout" svg:width="1.524cm" svg:height="1.334cm" svg:x="12.7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3.208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2.7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6.408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6.408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1.031cm" svg:height="1.517cm" svg:x="11.53cm" svg:y="16.41cm">
          <draw:text-box>
            <text:p><text:span text:style-name="T2">^</text:span></text:p>
          </draw:text-box>
        </draw:frame>
        <draw:frame draw:style-name="gr2" draw:text-style-name="P17" draw:layer="layout" svg:width="1.031cm" svg:height="1.517cm" svg:x="11.531cm" svg:y="13.211cm">
          <draw:text-box>
            <text:p><text:span text:style-name="T2">^</text:span></text:p>
          </draw:text-box>
        </draw:frame>
        <draw:frame draw:style-name="gr2" draw:text-style-name="P17" draw:layer="layout" svg:width="1.162cm" svg:height="1.517cm" svg:x="18.854cm" svg:y="13.125cm">
          <draw:text-box>
            <text:p><text:span text:style-name="T2">=</text:span></text:p>
          </draw:text-box>
        </draw:frame>
        <draw:frame draw:style-name="gr2" draw:text-style-name="P17" draw:layer="layout" svg:width="1.162cm" svg:height="1.517cm" svg:x="18.854cm" svg:y="16.326cm">
          <draw:text-box>
            <text:p><text:span text:style-name="T2">=</text:span></text:p>
          </draw:text-box>
        </draw:frame>
        <draw:custom-shape draw:style-name="gr16" draw:text-style-name="P14" draw:layer="layout" svg:width="1.524cm" svg:height="1.517cm" svg:x="9.298cm" svg:y="4.7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15" draw:text-style-name="P19" draw:layer="layout" svg:width="25.4cm" svg:height="3.133cm" svg:x="1.343cm" svg:y="15.4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 presentation:user-transformed="true">
          <draw:text-box>
            <text:p>Step 4: All Together</text:p>
          </draw:text-box>
        </draw:frame>
        <draw:frame draw:style-name="gr2" draw:text-style-name="P9" draw:layer="layout" svg:width="18.807cm" svg:height="1.673cm" svg:x="4.597cm" svg:y="4.579cm">
          <draw:text-box>
            <text:p text:style-name="P15"><text:span text:style-name="T1">i</text:span><text:span text:style-name="T1">n</text:span><text:span text:style-name="T1">p</text:span><text:span text:style-name="T1">u</text:span><text:span text:style-name="T1">t </text:span><text:span text:style-name="T1">= </text:span><text:span text:style-name="T1">[</text:span><text:span text:style-name="T1">1</text:span><text:span text:style-name="T1">5</text:span><text:span text:style-name="T1">, </text:span><text:span text:style-name="T1">3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9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1</text:span><text:span text:style-name="T1">5</text:span><text:span text:style-name="T1">]</text:span></text:p>
          </draw:text-box>
        </draw:frame>
        <draw:g>
          <draw:g>
            <draw:custom-shape draw:style-name="gr4" draw:text-style-name="P8" draw:layer="layout" svg:width="2.032cm" svg:height="1.778cm" svg:x="16.767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2.863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0.831cm" svg:y="6.65cm">
              <text:p text:style-name="P7"><text:span text:style-name="T1">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8" draw:layer="layout" svg:width="2.032cm" svg:height="1.778cm" svg:x="18.799cm" svg:y="6.65cm">
                <text:p text:style-name="P7"><text:span text:style-name="T1">0</text:span></text:p>
                <draw:enhanced-geometry svg:viewBox="0 0 21600 21600" draw:type="rectangle" draw:enhanced-path="M 0 0 L 21600 0 21600 21600 0 21600 0 0 Z N"/>
              </draw:custom-shape>
              <draw:frame draw:style-name="gr2" draw:text-style-name="P9" draw:layer="layout" svg:width="13.951cm" svg:height="1.673cm" svg:x="3.105cm" svg:y="6.725cm">
                <draw:text-box>
                  <text:p><text:span text:style-name="T1">s</text:span><text:span text:style-name="T1">m</text:span><text:span text:style-name="T1">a</text:span><text:span text:style-name="T1">ll</text:span><text:span text:style-name="T1">e</text:span><text:span text:style-name="T1">s</text:span><text:span text:style-name="T1">t</text:span><text:span text:style-name="T1">S</text:span><text:span text:style-name="T1">i</text:span><text:span text:style-name="T1">g</text:span><text:span text:style-name="T1">n</text:span><text:span text:style-name="T1">if</text:span><text:span text:style-name="T1">i</text:span><text:span text:style-name="T1">c</text:span><text:span text:style-name="T1">a</text:span><text:span text:style-name="T1">n</text:span><text:span text:style-name="T1">t</text:span><text:span text:style-name="T1">B</text:span><text:span text:style-name="T1">it </text:span><text:span text:style-name="T1">= </text:span></text:p>
                </draw:text-box>
              </draw:frame>
            </draw:g>
          </draw:g>
        </draw:g>
        <draw:line draw:style-name="gr13" draw:text-style-name="P16" draw:layer="layout" svg:x1="1.343cm" svg:y1="15.409cm" svg:x2="26.743cm" svg:y2="15.409cm">
          <text:p/>
        </draw:line>
        <draw:line draw:style-name="gr13" draw:text-style-name="P16" draw:layer="layout" svg:x1="1.343cm" svg:y1="12.277cm" svg:x2="26.743cm" svg:y2="12.277cm">
          <text:p/>
        </draw:line>
        <draw:line draw:style-name="gr13" draw:text-style-name="P16" draw:layer="layout" svg:x1="1.343cm" svg:y1="9.144cm" svg:x2="26.743cm" svg:y2="9.144cm">
          <text:p/>
        </draw:line>
        <draw:line draw:style-name="gr13" draw:text-style-name="P16" draw:layer="layout" svg:x1="1.343cm" svg:y1="18.542cm" svg:x2="26.743cm" svg:y2="18.542cm">
          <text:p/>
        </draw:line>
        <draw:frame draw:style-name="gr2" draw:text-style-name="P9" draw:layer="layout" svg:width="3.067cm" svg:height="1.673cm" svg:x="1.524cm" svg:y="13.059cm">
          <draw:text-box>
            <text:p><text:span text:style-name="T1">T</text:span><text:span text:style-name="T1">r</text:span><text:span text:style-name="T1">u</text:span><text:span text:style-name="T1">e</text:span></text:p>
          </draw:text-box>
        </draw:frame>
        <draw:frame draw:style-name="gr2" draw:text-style-name="P9" draw:layer="layout" svg:width="3.609cm" svg:height="1.673cm" svg:x="1.524cm" svg:y="16.256cm">
          <draw:text-box>
            <text:p><text:span text:style-name="T1">F</text:span><text:span text:style-name="T1">a</text:span><text:span text:style-name="T1">l</text:span><text:span text:style-name="T1">s</text:span><text:span text:style-name="T1">e</text:span></text:p>
          </draw:text-box>
        </draw:frame>
        <draw:g>
          <draw:custom-shape draw:style-name="gr14" draw:text-style-name="P8" draw:layer="layout" svg:width="1.524cm" svg:height="1.334cm" svg:x="5.334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3.252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5.334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6.41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3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4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9.0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0.5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3.596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2.0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6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8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9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3.423cm" svg:height="1.517cm" svg:x="22.993cm" svg:y="9.906cm">
          <draw:text-box>
            <text:p><text:span text:style-name="T2">=</text:span><text:span text:style-name="T2">=</text:span><text:span text:style-name="T2">= </text:span><text:span text:style-name="T2">0</text:span></text:p>
          </draw:text-box>
        </draw:frame>
        <draw:frame draw:style-name="gr2" draw:text-style-name="P17" draw:layer="layout" svg:width="1.256cm" svg:height="1.517cm" svg:x="7.694cm" svg:y="9.907cm">
          <draw:text-box>
            <text:p><text:span text:style-name="T2">&amp;</text:span></text:p>
          </draw:text-box>
        </draw:frame>
        <draw:frame draw:style-name="gr2" draw:text-style-name="P17" draw:layer="layout" svg:width="1.162cm" svg:height="1.517cm" svg:x="15.269cm" svg:y="9.908cm">
          <draw:text-box>
            <text:p><text:span text:style-name="T2">=</text:span></text:p>
          </draw:text-box>
        </draw:frame>
        <draw:g>
          <draw:custom-shape draw:style-name="gr14" draw:text-style-name="P8" draw:layer="layout" svg:width="1.524cm" svg:height="1.334cm" svg:x="12.7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2.7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6.408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6.4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1.031cm" svg:height="1.517cm" svg:x="11.53cm" svg:y="16.41cm">
          <draw:text-box>
            <text:p><text:span text:style-name="T2">^</text:span></text:p>
          </draw:text-box>
        </draw:frame>
        <draw:frame draw:style-name="gr2" draw:text-style-name="P17" draw:layer="layout" svg:width="1.031cm" svg:height="1.517cm" svg:x="11.531cm" svg:y="13.211cm">
          <draw:text-box>
            <text:p><text:span text:style-name="T2">^</text:span></text:p>
          </draw:text-box>
        </draw:frame>
        <draw:frame draw:style-name="gr2" draw:text-style-name="P17" draw:layer="layout" svg:width="1.162cm" svg:height="1.517cm" svg:x="18.854cm" svg:y="13.125cm">
          <draw:text-box>
            <text:p><text:span text:style-name="T2">=</text:span></text:p>
          </draw:text-box>
        </draw:frame>
        <draw:frame draw:style-name="gr2" draw:text-style-name="P17" draw:layer="layout" svg:width="1.162cm" svg:height="1.517cm" svg:x="18.854cm" svg:y="16.326cm">
          <draw:text-box>
            <text:p><text:span text:style-name="T2">=</text:span></text:p>
          </draw:text-box>
        </draw:frame>
        <draw:custom-shape draw:style-name="gr16" draw:text-style-name="P14" draw:layer="layout" svg:width="1.524cm" svg:height="1.517cm" svg:x="11.098cm" svg:y="4.7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15" draw:text-style-name="P19" draw:layer="layout" svg:width="25.4cm" svg:height="3.133cm" svg:x="1.343cm" svg:y="12.3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 presentation:user-transformed="true">
          <draw:text-box>
            <text:p>Step 4: All Together</text:p>
          </draw:text-box>
        </draw:frame>
        <draw:frame draw:style-name="gr2" draw:text-style-name="P9" draw:layer="layout" svg:width="18.807cm" svg:height="1.673cm" svg:x="4.597cm" svg:y="4.579cm">
          <draw:text-box>
            <text:p text:style-name="P15"><text:span text:style-name="T1">i</text:span><text:span text:style-name="T1">n</text:span><text:span text:style-name="T1">p</text:span><text:span text:style-name="T1">u</text:span><text:span text:style-name="T1">t </text:span><text:span text:style-name="T1">= </text:span><text:span text:style-name="T1">[</text:span><text:span text:style-name="T1">1</text:span><text:span text:style-name="T1">5</text:span><text:span text:style-name="T1">, </text:span><text:span text:style-name="T1">3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9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1</text:span><text:span text:style-name="T1">5</text:span><text:span text:style-name="T1">]</text:span></text:p>
          </draw:text-box>
        </draw:frame>
        <draw:g>
          <draw:g>
            <draw:custom-shape draw:style-name="gr4" draw:text-style-name="P8" draw:layer="layout" svg:width="2.032cm" svg:height="1.778cm" svg:x="16.767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2.863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0.831cm" svg:y="6.65cm">
              <text:p text:style-name="P7"><text:span text:style-name="T1">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8" draw:layer="layout" svg:width="2.032cm" svg:height="1.778cm" svg:x="18.799cm" svg:y="6.65cm">
                <text:p text:style-name="P7"><text:span text:style-name="T1">0</text:span></text:p>
                <draw:enhanced-geometry svg:viewBox="0 0 21600 21600" draw:type="rectangle" draw:enhanced-path="M 0 0 L 21600 0 21600 21600 0 21600 0 0 Z N"/>
              </draw:custom-shape>
              <draw:frame draw:style-name="gr2" draw:text-style-name="P9" draw:layer="layout" svg:width="13.951cm" svg:height="1.673cm" svg:x="3.105cm" svg:y="6.725cm">
                <draw:text-box>
                  <text:p><text:span text:style-name="T1">s</text:span><text:span text:style-name="T1">m</text:span><text:span text:style-name="T1">a</text:span><text:span text:style-name="T1">ll</text:span><text:span text:style-name="T1">e</text:span><text:span text:style-name="T1">s</text:span><text:span text:style-name="T1">t</text:span><text:span text:style-name="T1">S</text:span><text:span text:style-name="T1">i</text:span><text:span text:style-name="T1">g</text:span><text:span text:style-name="T1">n</text:span><text:span text:style-name="T1">if</text:span><text:span text:style-name="T1">i</text:span><text:span text:style-name="T1">c</text:span><text:span text:style-name="T1">a</text:span><text:span text:style-name="T1">n</text:span><text:span text:style-name="T1">t</text:span><text:span text:style-name="T1">B</text:span><text:span text:style-name="T1">it </text:span><text:span text:style-name="T1">= </text:span></text:p>
                </draw:text-box>
              </draw:frame>
            </draw:g>
          </draw:g>
        </draw:g>
        <draw:line draw:style-name="gr13" draw:text-style-name="P16" draw:layer="layout" svg:x1="1.343cm" svg:y1="15.409cm" svg:x2="26.743cm" svg:y2="15.409cm">
          <text:p/>
        </draw:line>
        <draw:line draw:style-name="gr13" draw:text-style-name="P16" draw:layer="layout" svg:x1="1.343cm" svg:y1="12.277cm" svg:x2="26.743cm" svg:y2="12.277cm">
          <text:p/>
        </draw:line>
        <draw:line draw:style-name="gr13" draw:text-style-name="P16" draw:layer="layout" svg:x1="1.343cm" svg:y1="9.144cm" svg:x2="26.743cm" svg:y2="9.144cm">
          <text:p/>
        </draw:line>
        <draw:line draw:style-name="gr13" draw:text-style-name="P16" draw:layer="layout" svg:x1="1.343cm" svg:y1="18.542cm" svg:x2="26.743cm" svg:y2="18.542cm">
          <text:p/>
        </draw:line>
        <draw:frame draw:style-name="gr2" draw:text-style-name="P9" draw:layer="layout" svg:width="3.067cm" svg:height="1.673cm" svg:x="1.524cm" svg:y="13.059cm">
          <draw:text-box>
            <text:p><text:span text:style-name="T1">T</text:span><text:span text:style-name="T1">r</text:span><text:span text:style-name="T1">u</text:span><text:span text:style-name="T1">e</text:span></text:p>
          </draw:text-box>
        </draw:frame>
        <draw:frame draw:style-name="gr2" draw:text-style-name="P9" draw:layer="layout" svg:width="3.609cm" svg:height="1.673cm" svg:x="1.524cm" svg:y="16.256cm">
          <draw:text-box>
            <text:p><text:span text:style-name="T1">F</text:span><text:span text:style-name="T1">a</text:span><text:span text:style-name="T1">l</text:span><text:span text:style-name="T1">s</text:span><text:span text:style-name="T1">e</text:span></text:p>
          </draw:text-box>
        </draw:frame>
        <draw:g>
          <draw:custom-shape draw:style-name="gr14" draw:text-style-name="P8" draw:layer="layout" svg:width="1.524cm" svg:height="1.334cm" svg:x="5.334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3.252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5.334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6.41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3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4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9.024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0.548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3.5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2.072cm" svg:y="10.006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6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8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9.572cm" svg:y="10.006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3.423cm" svg:height="1.517cm" svg:x="22.993cm" svg:y="9.906cm">
          <draw:text-box>
            <text:p><text:span text:style-name="T2">=</text:span><text:span text:style-name="T2">=</text:span><text:span text:style-name="T2">= </text:span><text:span text:style-name="T2">0</text:span></text:p>
          </draw:text-box>
        </draw:frame>
        <draw:frame draw:style-name="gr2" draw:text-style-name="P17" draw:layer="layout" svg:width="1.256cm" svg:height="1.517cm" svg:x="7.694cm" svg:y="9.907cm">
          <draw:text-box>
            <text:p><text:span text:style-name="T2">&amp;</text:span></text:p>
          </draw:text-box>
        </draw:frame>
        <draw:frame draw:style-name="gr2" draw:text-style-name="P17" draw:layer="layout" svg:width="1.162cm" svg:height="1.517cm" svg:x="15.269cm" svg:y="9.908cm">
          <draw:text-box>
            <text:p><text:span text:style-name="T2">=</text:span></text:p>
          </draw:text-box>
        </draw:frame>
        <draw:g>
          <draw:custom-shape draw:style-name="gr14" draw:text-style-name="P8" draw:layer="layout" svg:width="1.524cm" svg:height="1.334cm" svg:x="12.7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2.7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6.4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6.4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1.031cm" svg:height="1.517cm" svg:x="11.53cm" svg:y="16.41cm">
          <draw:text-box>
            <text:p><text:span text:style-name="T2">^</text:span></text:p>
          </draw:text-box>
        </draw:frame>
        <draw:frame draw:style-name="gr2" draw:text-style-name="P17" draw:layer="layout" svg:width="1.031cm" svg:height="1.517cm" svg:x="11.531cm" svg:y="13.211cm">
          <draw:text-box>
            <text:p><text:span text:style-name="T2">^</text:span></text:p>
          </draw:text-box>
        </draw:frame>
        <draw:frame draw:style-name="gr2" draw:text-style-name="P17" draw:layer="layout" svg:width="1.162cm" svg:height="1.517cm" svg:x="18.854cm" svg:y="13.125cm">
          <draw:text-box>
            <text:p><text:span text:style-name="T2">=</text:span></text:p>
          </draw:text-box>
        </draw:frame>
        <draw:frame draw:style-name="gr2" draw:text-style-name="P17" draw:layer="layout" svg:width="1.162cm" svg:height="1.517cm" svg:x="18.854cm" svg:y="16.326cm">
          <draw:text-box>
            <text:p><text:span text:style-name="T2">=</text:span></text:p>
          </draw:text-box>
        </draw:frame>
        <draw:custom-shape draw:style-name="gr16" draw:text-style-name="P14" draw:layer="layout" svg:width="1.524cm" svg:height="1.517cm" svg:x="12.898cm" svg:y="4.7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custom-shape draw:style-name="gr15" draw:text-style-name="P19" draw:layer="layout" svg:width="25.4cm" svg:height="3.133cm" svg:x="1.343cm" svg:y="15.4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 presentation:user-transformed="true">
          <draw:text-box>
            <text:p>Step 4: All Together</text:p>
          </draw:text-box>
        </draw:frame>
        <draw:frame draw:style-name="gr2" draw:text-style-name="P9" draw:layer="layout" svg:width="18.807cm" svg:height="1.673cm" svg:x="4.597cm" svg:y="4.579cm">
          <draw:text-box>
            <text:p text:style-name="P15"><text:span text:style-name="T1">i</text:span><text:span text:style-name="T1">n</text:span><text:span text:style-name="T1">p</text:span><text:span text:style-name="T1">u</text:span><text:span text:style-name="T1">t </text:span><text:span text:style-name="T1">= </text:span><text:span text:style-name="T1">[</text:span><text:span text:style-name="T1">1</text:span><text:span text:style-name="T1">5</text:span><text:span text:style-name="T1">, </text:span><text:span text:style-name="T1">3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9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1</text:span><text:span text:style-name="T1">5</text:span><text:span text:style-name="T1">]</text:span></text:p>
          </draw:text-box>
        </draw:frame>
        <draw:g>
          <draw:g>
            <draw:custom-shape draw:style-name="gr4" draw:text-style-name="P8" draw:layer="layout" svg:width="2.032cm" svg:height="1.778cm" svg:x="16.767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2.863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0.831cm" svg:y="6.65cm">
              <text:p text:style-name="P7"><text:span text:style-name="T1">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8" draw:layer="layout" svg:width="2.032cm" svg:height="1.778cm" svg:x="18.799cm" svg:y="6.65cm">
                <text:p text:style-name="P7"><text:span text:style-name="T1">0</text:span></text:p>
                <draw:enhanced-geometry svg:viewBox="0 0 21600 21600" draw:type="rectangle" draw:enhanced-path="M 0 0 L 21600 0 21600 21600 0 21600 0 0 Z N"/>
              </draw:custom-shape>
              <draw:frame draw:style-name="gr2" draw:text-style-name="P9" draw:layer="layout" svg:width="13.951cm" svg:height="1.673cm" svg:x="3.105cm" svg:y="6.725cm">
                <draw:text-box>
                  <text:p><text:span text:style-name="T1">s</text:span><text:span text:style-name="T1">m</text:span><text:span text:style-name="T1">a</text:span><text:span text:style-name="T1">ll</text:span><text:span text:style-name="T1">e</text:span><text:span text:style-name="T1">s</text:span><text:span text:style-name="T1">t</text:span><text:span text:style-name="T1">S</text:span><text:span text:style-name="T1">i</text:span><text:span text:style-name="T1">g</text:span><text:span text:style-name="T1">n</text:span><text:span text:style-name="T1">if</text:span><text:span text:style-name="T1">i</text:span><text:span text:style-name="T1">c</text:span><text:span text:style-name="T1">a</text:span><text:span text:style-name="T1">n</text:span><text:span text:style-name="T1">t</text:span><text:span text:style-name="T1">B</text:span><text:span text:style-name="T1">it </text:span><text:span text:style-name="T1">= </text:span></text:p>
                </draw:text-box>
              </draw:frame>
            </draw:g>
          </draw:g>
        </draw:g>
        <draw:line draw:style-name="gr13" draw:text-style-name="P16" draw:layer="layout" svg:x1="1.343cm" svg:y1="15.409cm" svg:x2="26.743cm" svg:y2="15.409cm">
          <text:p/>
        </draw:line>
        <draw:line draw:style-name="gr13" draw:text-style-name="P16" draw:layer="layout" svg:x1="1.343cm" svg:y1="12.277cm" svg:x2="26.743cm" svg:y2="12.277cm">
          <text:p/>
        </draw:line>
        <draw:line draw:style-name="gr13" draw:text-style-name="P16" draw:layer="layout" svg:x1="1.343cm" svg:y1="9.144cm" svg:x2="26.743cm" svg:y2="9.144cm">
          <text:p/>
        </draw:line>
        <draw:line draw:style-name="gr13" draw:text-style-name="P16" draw:layer="layout" svg:x1="1.343cm" svg:y1="18.542cm" svg:x2="26.743cm" svg:y2="18.542cm">
          <text:p/>
        </draw:line>
        <draw:frame draw:style-name="gr2" draw:text-style-name="P9" draw:layer="layout" svg:width="3.067cm" svg:height="1.673cm" svg:x="1.524cm" svg:y="13.059cm">
          <draw:text-box>
            <text:p><text:span text:style-name="T1">T</text:span><text:span text:style-name="T1">r</text:span><text:span text:style-name="T1">u</text:span><text:span text:style-name="T1">e</text:span></text:p>
          </draw:text-box>
        </draw:frame>
        <draw:frame draw:style-name="gr2" draw:text-style-name="P9" draw:layer="layout" svg:width="3.609cm" svg:height="1.673cm" svg:x="1.524cm" svg:y="16.256cm">
          <draw:text-box>
            <text:p><text:span text:style-name="T1">F</text:span><text:span text:style-name="T1">a</text:span><text:span text:style-name="T1">l</text:span><text:span text:style-name="T1">s</text:span><text:span text:style-name="T1">e</text:span></text:p>
          </draw:text-box>
        </draw:frame>
        <draw:g>
          <draw:custom-shape draw:style-name="gr14" draw:text-style-name="P8" draw:layer="layout" svg:width="1.524cm" svg:height="1.334cm" svg:x="5.334cm" svg:y="13.25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3.25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3.252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5.334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6.41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3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4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9.0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0.5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3.5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2.0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6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8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9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3.423cm" svg:height="1.517cm" svg:x="22.993cm" svg:y="9.906cm">
          <draw:text-box>
            <text:p><text:span text:style-name="T2">=</text:span><text:span text:style-name="T2">=</text:span><text:span text:style-name="T2">= </text:span><text:span text:style-name="T2">0</text:span></text:p>
          </draw:text-box>
        </draw:frame>
        <draw:frame draw:style-name="gr2" draw:text-style-name="P17" draw:layer="layout" svg:width="1.256cm" svg:height="1.517cm" svg:x="7.694cm" svg:y="9.907cm">
          <draw:text-box>
            <text:p><text:span text:style-name="T2">&amp;</text:span></text:p>
          </draw:text-box>
        </draw:frame>
        <draw:frame draw:style-name="gr2" draw:text-style-name="P17" draw:layer="layout" svg:width="1.162cm" svg:height="1.517cm" svg:x="15.269cm" svg:y="9.908cm">
          <draw:text-box>
            <text:p><text:span text:style-name="T2">=</text:span></text:p>
          </draw:text-box>
        </draw:frame>
        <draw:g>
          <draw:custom-shape draw:style-name="gr14" draw:text-style-name="P8" draw:layer="layout" svg:width="1.524cm" svg:height="1.334cm" svg:x="12.7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2.7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6.408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6.408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1.031cm" svg:height="1.517cm" svg:x="11.53cm" svg:y="16.41cm">
          <draw:text-box>
            <text:p><text:span text:style-name="T2">^</text:span></text:p>
          </draw:text-box>
        </draw:frame>
        <draw:frame draw:style-name="gr2" draw:text-style-name="P17" draw:layer="layout" svg:width="1.031cm" svg:height="1.517cm" svg:x="11.531cm" svg:y="13.211cm">
          <draw:text-box>
            <text:p><text:span text:style-name="T2">^</text:span></text:p>
          </draw:text-box>
        </draw:frame>
        <draw:frame draw:style-name="gr2" draw:text-style-name="P17" draw:layer="layout" svg:width="1.162cm" svg:height="1.517cm" svg:x="18.854cm" svg:y="13.125cm">
          <draw:text-box>
            <text:p><text:span text:style-name="T2">=</text:span></text:p>
          </draw:text-box>
        </draw:frame>
        <draw:frame draw:style-name="gr2" draw:text-style-name="P17" draw:layer="layout" svg:width="1.162cm" svg:height="1.517cm" svg:x="18.854cm" svg:y="16.326cm">
          <draw:text-box>
            <text:p><text:span text:style-name="T2">=</text:span></text:p>
          </draw:text-box>
        </draw:frame>
        <draw:custom-shape draw:style-name="gr16" draw:text-style-name="P14" draw:layer="layout" svg:width="1.524cm" svg:height="1.517cm" svg:x="14.698cm" svg:y="4.7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custom-shape draw:style-name="gr15" draw:text-style-name="P19" draw:layer="layout" svg:width="25.4cm" svg:height="3.133cm" svg:x="1.343cm" svg:y="12.3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 presentation:user-transformed="true">
          <draw:text-box>
            <text:p>Step 4: All Together</text:p>
          </draw:text-box>
        </draw:frame>
        <draw:frame draw:style-name="gr2" draw:text-style-name="P9" draw:layer="layout" svg:width="18.807cm" svg:height="1.673cm" svg:x="4.597cm" svg:y="4.579cm">
          <draw:text-box>
            <text:p text:style-name="P15"><text:span text:style-name="T1">i</text:span><text:span text:style-name="T1">n</text:span><text:span text:style-name="T1">p</text:span><text:span text:style-name="T1">u</text:span><text:span text:style-name="T1">t </text:span><text:span text:style-name="T1">= </text:span><text:span text:style-name="T1">[</text:span><text:span text:style-name="T1">1</text:span><text:span text:style-name="T1">5</text:span><text:span text:style-name="T1">, </text:span><text:span text:style-name="T1">3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9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1</text:span><text:span text:style-name="T1">5</text:span><text:span text:style-name="T1">]</text:span></text:p>
          </draw:text-box>
        </draw:frame>
        <draw:g>
          <draw:g>
            <draw:custom-shape draw:style-name="gr4" draw:text-style-name="P8" draw:layer="layout" svg:width="2.032cm" svg:height="1.778cm" svg:x="16.767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2.863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0.831cm" svg:y="6.65cm">
              <text:p text:style-name="P7"><text:span text:style-name="T1">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8" draw:layer="layout" svg:width="2.032cm" svg:height="1.778cm" svg:x="18.799cm" svg:y="6.65cm">
                <text:p text:style-name="P7"><text:span text:style-name="T1">0</text:span></text:p>
                <draw:enhanced-geometry svg:viewBox="0 0 21600 21600" draw:type="rectangle" draw:enhanced-path="M 0 0 L 21600 0 21600 21600 0 21600 0 0 Z N"/>
              </draw:custom-shape>
              <draw:frame draw:style-name="gr2" draw:text-style-name="P9" draw:layer="layout" svg:width="13.951cm" svg:height="1.673cm" svg:x="3.105cm" svg:y="6.725cm">
                <draw:text-box>
                  <text:p><text:span text:style-name="T1">s</text:span><text:span text:style-name="T1">m</text:span><text:span text:style-name="T1">a</text:span><text:span text:style-name="T1">ll</text:span><text:span text:style-name="T1">e</text:span><text:span text:style-name="T1">s</text:span><text:span text:style-name="T1">t</text:span><text:span text:style-name="T1">S</text:span><text:span text:style-name="T1">i</text:span><text:span text:style-name="T1">g</text:span><text:span text:style-name="T1">n</text:span><text:span text:style-name="T1">if</text:span><text:span text:style-name="T1">i</text:span><text:span text:style-name="T1">c</text:span><text:span text:style-name="T1">a</text:span><text:span text:style-name="T1">n</text:span><text:span text:style-name="T1">t</text:span><text:span text:style-name="T1">B</text:span><text:span text:style-name="T1">it </text:span><text:span text:style-name="T1">= </text:span></text:p>
                </draw:text-box>
              </draw:frame>
            </draw:g>
          </draw:g>
        </draw:g>
        <draw:line draw:style-name="gr13" draw:text-style-name="P16" draw:layer="layout" svg:x1="1.343cm" svg:y1="15.409cm" svg:x2="26.743cm" svg:y2="15.409cm">
          <text:p/>
        </draw:line>
        <draw:line draw:style-name="gr13" draw:text-style-name="P16" draw:layer="layout" svg:x1="1.343cm" svg:y1="12.277cm" svg:x2="26.743cm" svg:y2="12.277cm">
          <text:p/>
        </draw:line>
        <draw:line draw:style-name="gr13" draw:text-style-name="P16" draw:layer="layout" svg:x1="1.343cm" svg:y1="9.144cm" svg:x2="26.743cm" svg:y2="9.144cm">
          <text:p/>
        </draw:line>
        <draw:line draw:style-name="gr13" draw:text-style-name="P16" draw:layer="layout" svg:x1="1.343cm" svg:y1="18.542cm" svg:x2="26.743cm" svg:y2="18.542cm">
          <text:p/>
        </draw:line>
        <draw:frame draw:style-name="gr2" draw:text-style-name="P9" draw:layer="layout" svg:width="3.067cm" svg:height="1.673cm" svg:x="1.524cm" svg:y="13.059cm">
          <draw:text-box>
            <text:p><text:span text:style-name="T1">T</text:span><text:span text:style-name="T1">r</text:span><text:span text:style-name="T1">u</text:span><text:span text:style-name="T1">e</text:span></text:p>
          </draw:text-box>
        </draw:frame>
        <draw:frame draw:style-name="gr2" draw:text-style-name="P9" draw:layer="layout" svg:width="3.609cm" svg:height="1.673cm" svg:x="1.524cm" svg:y="16.256cm">
          <draw:text-box>
            <text:p><text:span text:style-name="T1">F</text:span><text:span text:style-name="T1">a</text:span><text:span text:style-name="T1">l</text:span><text:span text:style-name="T1">s</text:span><text:span text:style-name="T1">e</text:span></text:p>
          </draw:text-box>
        </draw:frame>
        <draw:g>
          <draw:custom-shape draw:style-name="gr14" draw:text-style-name="P8" draw:layer="layout" svg:width="1.524cm" svg:height="1.334cm" svg:x="5.334cm" svg:y="13.25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3.25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3.252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5.334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6.41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3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4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9.024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0.5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3.596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2.072cm" svg:y="10.006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6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8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9.572cm" svg:y="10.006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3.423cm" svg:height="1.517cm" svg:x="22.993cm" svg:y="9.906cm">
          <draw:text-box>
            <text:p><text:span text:style-name="T2">=</text:span><text:span text:style-name="T2">=</text:span><text:span text:style-name="T2">= </text:span><text:span text:style-name="T2">0</text:span></text:p>
          </draw:text-box>
        </draw:frame>
        <draw:frame draw:style-name="gr2" draw:text-style-name="P17" draw:layer="layout" svg:width="1.256cm" svg:height="1.517cm" svg:x="7.694cm" svg:y="9.907cm">
          <draw:text-box>
            <text:p><text:span text:style-name="T2">&amp;</text:span></text:p>
          </draw:text-box>
        </draw:frame>
        <draw:frame draw:style-name="gr2" draw:text-style-name="P17" draw:layer="layout" svg:width="1.162cm" svg:height="1.517cm" svg:x="15.269cm" svg:y="9.908cm">
          <draw:text-box>
            <text:p><text:span text:style-name="T2">=</text:span></text:p>
          </draw:text-box>
        </draw:frame>
        <draw:g>
          <draw:custom-shape draw:style-name="gr14" draw:text-style-name="P8" draw:layer="layout" svg:width="1.524cm" svg:height="1.334cm" svg:x="12.7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2.7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6.4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6.408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1.031cm" svg:height="1.517cm" svg:x="11.53cm" svg:y="16.41cm">
          <draw:text-box>
            <text:p><text:span text:style-name="T2">^</text:span></text:p>
          </draw:text-box>
        </draw:frame>
        <draw:frame draw:style-name="gr2" draw:text-style-name="P17" draw:layer="layout" svg:width="1.031cm" svg:height="1.517cm" svg:x="11.531cm" svg:y="13.211cm">
          <draw:text-box>
            <text:p><text:span text:style-name="T2">^</text:span></text:p>
          </draw:text-box>
        </draw:frame>
        <draw:frame draw:style-name="gr2" draw:text-style-name="P17" draw:layer="layout" svg:width="1.162cm" svg:height="1.517cm" svg:x="18.854cm" svg:y="13.125cm">
          <draw:text-box>
            <text:p><text:span text:style-name="T2">=</text:span></text:p>
          </draw:text-box>
        </draw:frame>
        <draw:frame draw:style-name="gr2" draw:text-style-name="P17" draw:layer="layout" svg:width="1.162cm" svg:height="1.517cm" svg:x="18.854cm" svg:y="16.326cm">
          <draw:text-box>
            <text:p><text:span text:style-name="T2">=</text:span></text:p>
          </draw:text-box>
        </draw:frame>
        <draw:custom-shape draw:style-name="gr16" draw:text-style-name="P14" draw:layer="layout" svg:width="1.524cm" svg:height="1.517cm" svg:x="15.998cm" svg:y="4.7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custom-shape draw:style-name="gr15" draw:text-style-name="P19" draw:layer="layout" svg:width="25.4cm" svg:height="3.133cm" svg:x="1.343cm" svg:y="12.3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 presentation:user-transformed="true">
          <draw:text-box>
            <text:p>Step 4: All Together</text:p>
          </draw:text-box>
        </draw:frame>
        <draw:frame draw:style-name="gr2" draw:text-style-name="P9" draw:layer="layout" svg:width="18.807cm" svg:height="1.673cm" svg:x="4.597cm" svg:y="4.579cm">
          <draw:text-box>
            <text:p text:style-name="P15"><text:span text:style-name="T1">i</text:span><text:span text:style-name="T1">n</text:span><text:span text:style-name="T1">p</text:span><text:span text:style-name="T1">u</text:span><text:span text:style-name="T1">t </text:span><text:span text:style-name="T1">= </text:span><text:span text:style-name="T1">[</text:span><text:span text:style-name="T1">1</text:span><text:span text:style-name="T1">5</text:span><text:span text:style-name="T1">, </text:span><text:span text:style-name="T1">3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9</text:span><text:span text:style-name="T1">, </text:span><text:span text:style-name="T1">1</text:span><text:span text:style-name="T1">2</text:span><text:span text:style-name="T1">, </text:span><text:span text:style-name="T1">2</text:span><text:span text:style-name="T1">, </text:span><text:span text:style-name="T1">1</text:span><text:span text:style-name="T1">5</text:span><text:span text:style-name="T1">]</text:span></text:p>
          </draw:text-box>
        </draw:frame>
        <draw:g>
          <draw:g>
            <draw:custom-shape draw:style-name="gr4" draw:text-style-name="P8" draw:layer="layout" svg:width="2.032cm" svg:height="1.778cm" svg:x="16.767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2.863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0.831cm" svg:y="6.65cm">
              <text:p text:style-name="P7"><text:span text:style-name="T1">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8" draw:layer="layout" svg:width="2.032cm" svg:height="1.778cm" svg:x="18.799cm" svg:y="6.65cm">
                <text:p text:style-name="P7"><text:span text:style-name="T1">0</text:span></text:p>
                <draw:enhanced-geometry svg:viewBox="0 0 21600 21600" draw:type="rectangle" draw:enhanced-path="M 0 0 L 21600 0 21600 21600 0 21600 0 0 Z N"/>
              </draw:custom-shape>
              <draw:frame draw:style-name="gr2" draw:text-style-name="P9" draw:layer="layout" svg:width="13.951cm" svg:height="1.673cm" svg:x="3.105cm" svg:y="6.725cm">
                <draw:text-box>
                  <text:p><text:span text:style-name="T1">s</text:span><text:span text:style-name="T1">m</text:span><text:span text:style-name="T1">a</text:span><text:span text:style-name="T1">ll</text:span><text:span text:style-name="T1">e</text:span><text:span text:style-name="T1">s</text:span><text:span text:style-name="T1">t</text:span><text:span text:style-name="T1">S</text:span><text:span text:style-name="T1">i</text:span><text:span text:style-name="T1">g</text:span><text:span text:style-name="T1">n</text:span><text:span text:style-name="T1">if</text:span><text:span text:style-name="T1">i</text:span><text:span text:style-name="T1">c</text:span><text:span text:style-name="T1">a</text:span><text:span text:style-name="T1">n</text:span><text:span text:style-name="T1">t</text:span><text:span text:style-name="T1">B</text:span><text:span text:style-name="T1">it </text:span><text:span text:style-name="T1">= </text:span></text:p>
                </draw:text-box>
              </draw:frame>
            </draw:g>
          </draw:g>
        </draw:g>
        <draw:line draw:style-name="gr13" draw:text-style-name="P16" draw:layer="layout" svg:x1="1.343cm" svg:y1="15.409cm" svg:x2="26.743cm" svg:y2="15.409cm">
          <text:p/>
        </draw:line>
        <draw:line draw:style-name="gr13" draw:text-style-name="P16" draw:layer="layout" svg:x1="1.343cm" svg:y1="12.277cm" svg:x2="26.743cm" svg:y2="12.277cm">
          <text:p/>
        </draw:line>
        <draw:line draw:style-name="gr13" draw:text-style-name="P16" draw:layer="layout" svg:x1="1.343cm" svg:y1="9.144cm" svg:x2="26.743cm" svg:y2="9.144cm">
          <text:p/>
        </draw:line>
        <draw:line draw:style-name="gr13" draw:text-style-name="P16" draw:layer="layout" svg:x1="1.343cm" svg:y1="18.542cm" svg:x2="26.743cm" svg:y2="18.542cm">
          <text:p/>
        </draw:line>
        <draw:frame draw:style-name="gr2" draw:text-style-name="P9" draw:layer="layout" svg:width="3.067cm" svg:height="1.673cm" svg:x="1.524cm" svg:y="13.059cm">
          <draw:text-box>
            <text:p><text:span text:style-name="T1">T</text:span><text:span text:style-name="T1">r</text:span><text:span text:style-name="T1">u</text:span><text:span text:style-name="T1">e</text:span></text:p>
          </draw:text-box>
        </draw:frame>
        <draw:frame draw:style-name="gr2" draw:text-style-name="P9" draw:layer="layout" svg:width="3.609cm" svg:height="1.673cm" svg:x="1.524cm" svg:y="16.256cm">
          <draw:text-box>
            <text:p><text:span text:style-name="T1">F</text:span><text:span text:style-name="T1">a</text:span><text:span text:style-name="T1">l</text:span><text:span text:style-name="T1">s</text:span><text:span text:style-name="T1">e</text:span></text:p>
          </draw:text-box>
        </draw:frame>
        <draw:g>
          <draw:custom-shape draw:style-name="gr14" draw:text-style-name="P8" draw:layer="layout" svg:width="1.524cm" svg:height="1.334cm" svg:x="5.334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3.25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3.25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3.252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5.334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6.41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3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4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9.024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0.548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3.5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2.072cm" svg:y="10.006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6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8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9.572cm" svg:y="10.006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3.423cm" svg:height="1.517cm" svg:x="22.993cm" svg:y="9.906cm">
          <draw:text-box>
            <text:p><text:span text:style-name="T2">=</text:span><text:span text:style-name="T2">=</text:span><text:span text:style-name="T2">= </text:span><text:span text:style-name="T2">0</text:span></text:p>
          </draw:text-box>
        </draw:frame>
        <draw:frame draw:style-name="gr2" draw:text-style-name="P17" draw:layer="layout" svg:width="1.256cm" svg:height="1.517cm" svg:x="7.694cm" svg:y="9.907cm">
          <draw:text-box>
            <text:p><text:span text:style-name="T2">&amp;</text:span></text:p>
          </draw:text-box>
        </draw:frame>
        <draw:frame draw:style-name="gr2" draw:text-style-name="P17" draw:layer="layout" svg:width="1.162cm" svg:height="1.517cm" svg:x="15.269cm" svg:y="9.908cm">
          <draw:text-box>
            <text:p><text:span text:style-name="T2">=</text:span></text:p>
          </draw:text-box>
        </draw:frame>
        <draw:g>
          <draw:custom-shape draw:style-name="gr14" draw:text-style-name="P8" draw:layer="layout" svg:width="1.524cm" svg:height="1.334cm" svg:x="12.7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2.7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6.4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6.408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1.031cm" svg:height="1.517cm" svg:x="11.53cm" svg:y="16.41cm">
          <draw:text-box>
            <text:p><text:span text:style-name="T2">^</text:span></text:p>
          </draw:text-box>
        </draw:frame>
        <draw:frame draw:style-name="gr2" draw:text-style-name="P17" draw:layer="layout" svg:width="1.031cm" svg:height="1.517cm" svg:x="11.531cm" svg:y="13.211cm">
          <draw:text-box>
            <text:p><text:span text:style-name="T2">^</text:span></text:p>
          </draw:text-box>
        </draw:frame>
        <draw:frame draw:style-name="gr2" draw:text-style-name="P17" draw:layer="layout" svg:width="1.162cm" svg:height="1.517cm" svg:x="18.854cm" svg:y="13.125cm">
          <draw:text-box>
            <text:p><text:span text:style-name="T2">=</text:span></text:p>
          </draw:text-box>
        </draw:frame>
        <draw:frame draw:style-name="gr2" draw:text-style-name="P17" draw:layer="layout" svg:width="1.162cm" svg:height="1.517cm" svg:x="18.854cm" svg:y="16.326cm">
          <draw:text-box>
            <text:p><text:span text:style-name="T2">=</text:span></text:p>
          </draw:text-box>
        </draw:frame>
        <draw:custom-shape draw:style-name="gr16" draw:text-style-name="P14" draw:layer="layout" svg:width="1.524cm" svg:height="1.517cm" svg:x="17.898cm" svg:y="4.7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custom-shape draw:style-name="gr15" draw:text-style-name="P19" draw:layer="layout" svg:width="25.4cm" svg:height="3.133cm" svg:x="1.343cm" svg:y="15.4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 presentation:user-transformed="true">
          <draw:text-box>
            <text:p>Step 4: All Together</text:p>
          </draw:text-box>
        </draw:frame>
        <draw:frame draw:style-name="gr2" draw:text-style-name="P9" draw:layer="layout" svg:width="18.807cm" svg:height="1.673cm" svg:x="4.597cm" svg:y="4.579cm">
          <draw:text-box>
            <text:p text:style-name="P15"><text:span text:style-name="T1">inp</text:span><text:span text:style-name="T1">ut = </text:span><text:span text:style-name="T1">[15, </text:span><text:span text:style-name="T1">3, </text:span><text:span text:style-name="T1">12, </text:span><text:span text:style-name="T1">2, </text:span><text:span text:style-name="T1">9, </text:span><text:span text:style-name="T1">12, </text:span><text:span text:style-name="T1">2, </text:span><text:span text:style-name="T1">15]</text:span></text:p>
          </draw:text-box>
        </draw:frame>
        <draw:g>
          <draw:g>
            <draw:custom-shape draw:style-name="gr4" draw:text-style-name="P8" draw:layer="layout" svg:width="2.032cm" svg:height="1.778cm" svg:x="16.767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2.863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0.831cm" svg:y="6.65cm">
              <text:p text:style-name="P7"><text:span text:style-name="T1">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8" draw:layer="layout" svg:width="2.032cm" svg:height="1.778cm" svg:x="18.799cm" svg:y="6.65cm">
                <text:p text:style-name="P7"><text:span text:style-name="T1">0</text:span></text:p>
                <draw:enhanced-geometry svg:viewBox="0 0 21600 21600" draw:type="rectangle" draw:enhanced-path="M 0 0 L 21600 0 21600 21600 0 21600 0 0 Z N"/>
              </draw:custom-shape>
              <draw:frame draw:style-name="gr2" draw:text-style-name="P9" draw:layer="layout" svg:width="13.951cm" svg:height="1.673cm" svg:x="3.105cm" svg:y="6.725cm">
                <draw:text-box>
                  <text:p><text:span text:style-name="T1">sma</text:span><text:span text:style-name="T1">llest</text:span><text:span text:style-name="T1">Sig</text:span><text:span text:style-name="T1">nific</text:span><text:span text:style-name="T1">ant</text:span><text:span text:style-name="T1">Bit </text:span><text:span text:style-name="T1">= </text:span></text:p>
                </draw:text-box>
              </draw:frame>
            </draw:g>
          </draw:g>
        </draw:g>
        <draw:line draw:style-name="gr13" draw:text-style-name="P16" draw:layer="layout" svg:x1="1.343cm" svg:y1="15.409cm" svg:x2="26.743cm" svg:y2="15.409cm">
          <text:p/>
        </draw:line>
        <draw:line draw:style-name="gr13" draw:text-style-name="P16" draw:layer="layout" svg:x1="1.343cm" svg:y1="12.277cm" svg:x2="26.743cm" svg:y2="12.277cm">
          <text:p/>
        </draw:line>
        <draw:line draw:style-name="gr13" draw:text-style-name="P16" draw:layer="layout" svg:x1="1.343cm" svg:y1="9.144cm" svg:x2="26.743cm" svg:y2="9.144cm">
          <text:p/>
        </draw:line>
        <draw:line draw:style-name="gr13" draw:text-style-name="P16" draw:layer="layout" svg:x1="1.343cm" svg:y1="18.542cm" svg:x2="26.743cm" svg:y2="18.542cm">
          <text:p/>
        </draw:line>
        <draw:frame draw:style-name="gr2" draw:text-style-name="P9" draw:layer="layout" svg:width="3.067cm" svg:height="1.673cm" svg:x="1.524cm" svg:y="13.059cm">
          <draw:text-box>
            <text:p><text:span text:style-name="T1">Tru</text:span><text:span text:style-name="T1">e</text:span></text:p>
          </draw:text-box>
        </draw:frame>
        <draw:frame draw:style-name="gr2" draw:text-style-name="P9" draw:layer="layout" svg:width="3.609cm" svg:height="1.673cm" svg:x="1.524cm" svg:y="16.256cm">
          <draw:text-box>
            <text:p><text:span text:style-name="T1">Fals</text:span><text:span text:style-name="T1">e</text:span></text:p>
          </draw:text-box>
        </draw:frame>
        <draw:g>
          <draw:custom-shape draw:style-name="gr14" draw:text-style-name="P8" draw:layer="layout" svg:width="1.524cm" svg:height="1.334cm" svg:x="5.334cm" svg:y="13.25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3.25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3.252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5.334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6.41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3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4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9.0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0.5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3.5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2.0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6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8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9.572cm" svg:y="10.006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3.423cm" svg:height="1.517cm" svg:x="22.993cm" svg:y="9.906cm">
          <draw:text-box>
            <text:p><text:span text:style-name="T2">=== </text:span><text:span text:style-name="T2">0</text:span></text:p>
          </draw:text-box>
        </draw:frame>
        <draw:frame draw:style-name="gr2" draw:text-style-name="P17" draw:layer="layout" svg:width="1.256cm" svg:height="1.517cm" svg:x="7.694cm" svg:y="9.907cm">
          <draw:text-box>
            <text:p><text:span text:style-name="T2">&amp;</text:span></text:p>
          </draw:text-box>
        </draw:frame>
        <draw:frame draw:style-name="gr2" draw:text-style-name="P17" draw:layer="layout" svg:width="1.162cm" svg:height="1.517cm" svg:x="15.269cm" svg:y="9.908cm">
          <draw:text-box>
            <text:p><text:span text:style-name="T2">=</text:span></text:p>
          </draw:text-box>
        </draw:frame>
        <draw:g>
          <draw:custom-shape draw:style-name="gr14" draw:text-style-name="P8" draw:layer="layout" svg:width="1.524cm" svg:height="1.334cm" svg:x="12.7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2.7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6.408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6.4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1.031cm" svg:height="1.517cm" svg:x="11.53cm" svg:y="16.41cm">
          <draw:text-box>
            <text:p><text:span text:style-name="T2">^</text:span></text:p>
          </draw:text-box>
        </draw:frame>
        <draw:frame draw:style-name="gr2" draw:text-style-name="P17" draw:layer="layout" svg:width="1.031cm" svg:height="1.517cm" svg:x="11.531cm" svg:y="13.211cm">
          <draw:text-box>
            <text:p><text:span text:style-name="T2">^</text:span></text:p>
          </draw:text-box>
        </draw:frame>
        <draw:frame draw:style-name="gr2" draw:text-style-name="P17" draw:layer="layout" svg:width="1.162cm" svg:height="1.517cm" svg:x="18.854cm" svg:y="13.125cm">
          <draw:text-box>
            <text:p><text:span text:style-name="T2">=</text:span></text:p>
          </draw:text-box>
        </draw:frame>
        <draw:frame draw:style-name="gr2" draw:text-style-name="P17" draw:layer="layout" svg:width="1.162cm" svg:height="1.517cm" svg:x="18.854cm" svg:y="16.326cm">
          <draw:text-box>
            <text:p><text:span text:style-name="T2">=</text:span></text:p>
          </draw:text-box>
        </draw:frame>
        <draw:custom-shape draw:style-name="gr16" draw:text-style-name="P14" draw:layer="layout" svg:width="1.524cm" svg:height="1.517cm" svg:x="19.598cm" svg:y="4.7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custom-shape draw:style-name="gr15" draw:text-style-name="P19" draw:layer="layout" svg:width="25.4cm" svg:height="3.133cm" svg:x="1.343cm" svg:y="15.4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 presentation:user-transformed="true">
          <draw:text-box>
            <text:p>Step 4: All Together</text:p>
          </draw:text-box>
        </draw:frame>
        <draw:frame draw:style-name="gr2" draw:text-style-name="P9" draw:layer="layout" svg:width="18.807cm" svg:height="1.673cm" svg:x="4.597cm" svg:y="4.579cm">
          <draw:text-box>
            <text:p text:style-name="P15"><text:span text:style-name="T1">inp</text:span><text:span text:style-name="T1">ut </text:span><text:span text:style-name="T1">= </text:span><text:span text:style-name="T1">[15</text:span><text:span text:style-name="T1">, 3, </text:span><text:span text:style-name="T1">12, </text:span><text:span text:style-name="T1">2, </text:span><text:span text:style-name="T1">9, </text:span><text:span text:style-name="T1">12, </text:span><text:span text:style-name="T1">2, </text:span><text:span text:style-name="T1">15]</text:span></text:p>
          </draw:text-box>
        </draw:frame>
        <draw:g>
          <draw:g>
            <draw:custom-shape draw:style-name="gr4" draw:text-style-name="P8" draw:layer="layout" svg:width="2.032cm" svg:height="1.778cm" svg:x="16.767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2.863cm" svg:y="6.65cm">
              <text:p text:style-name="P7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032cm" svg:height="1.778cm" svg:x="20.831cm" svg:y="6.65cm">
              <text:p text:style-name="P7"><text:span text:style-name="T1">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8" draw:layer="layout" svg:width="2.032cm" svg:height="1.778cm" svg:x="18.799cm" svg:y="6.65cm">
                <text:p text:style-name="P7"><text:span text:style-name="T1">0</text:span></text:p>
                <draw:enhanced-geometry svg:viewBox="0 0 21600 21600" draw:type="rectangle" draw:enhanced-path="M 0 0 L 21600 0 21600 21600 0 21600 0 0 Z N"/>
              </draw:custom-shape>
              <draw:frame draw:style-name="gr2" draw:text-style-name="P9" draw:layer="layout" svg:width="13.951cm" svg:height="1.673cm" svg:x="3.105cm" svg:y="6.725cm">
                <draw:text-box>
                  <text:p><text:span text:style-name="T1">sm</text:span><text:span text:style-name="T1">all</text:span><text:span text:style-name="T1">est</text:span><text:span text:style-name="T1">Sig</text:span><text:span text:style-name="T1">nifi</text:span><text:span text:style-name="T1">ca</text:span><text:span text:style-name="T1">nt</text:span><text:span text:style-name="T1">Bit </text:span><text:span text:style-name="T1">= </text:span></text:p>
                </draw:text-box>
              </draw:frame>
            </draw:g>
          </draw:g>
        </draw:g>
        <draw:line draw:style-name="gr13" draw:text-style-name="P16" draw:layer="layout" svg:x1="1.343cm" svg:y1="15.409cm" svg:x2="26.743cm" svg:y2="15.409cm">
          <text:p/>
        </draw:line>
        <draw:line draw:style-name="gr13" draw:text-style-name="P16" draw:layer="layout" svg:x1="1.343cm" svg:y1="12.277cm" svg:x2="26.743cm" svg:y2="12.277cm">
          <text:p/>
        </draw:line>
        <draw:line draw:style-name="gr13" draw:text-style-name="P16" draw:layer="layout" svg:x1="1.343cm" svg:y1="9.144cm" svg:x2="26.743cm" svg:y2="9.144cm">
          <text:p/>
        </draw:line>
        <draw:line draw:style-name="gr13" draw:text-style-name="P16" draw:layer="layout" svg:x1="1.343cm" svg:y1="18.542cm" svg:x2="26.743cm" svg:y2="18.542cm">
          <text:p/>
        </draw:line>
        <draw:frame draw:style-name="gr2" draw:text-style-name="P9" draw:layer="layout" svg:width="3.067cm" svg:height="1.673cm" svg:x="1.524cm" svg:y="13.059cm">
          <draw:text-box>
            <text:p><text:span text:style-name="T1">Tru</text:span><text:span text:style-name="T1">e</text:span></text:p>
          </draw:text-box>
        </draw:frame>
        <draw:frame draw:style-name="gr2" draw:text-style-name="P9" draw:layer="layout" svg:width="3.609cm" svg:height="1.673cm" svg:x="1.524cm" svg:y="16.256cm">
          <draw:text-box>
            <text:p><text:span text:style-name="T1">Fal</text:span><text:span text:style-name="T1">se</text:span></text:p>
          </draw:text-box>
        </draw:frame>
        <draw:g>
          <draw:custom-shape draw:style-name="gr14" draw:text-style-name="P8" draw:layer="layout" svg:width="1.524cm" svg:height="1.334cm" svg:x="5.334cm" svg:y="13.25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3.252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3.252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3.252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5.334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858cm" svg:y="16.41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9.906cm" svg:y="16.41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8.382cm" svg:y="16.41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3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6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4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9.024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0.548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3.596cm" svg:y="10.006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2.0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6.524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8.048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096cm" svg:y="10.006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9.572cm" svg:y="10.006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3.423cm" svg:height="1.517cm" svg:x="22.993cm" svg:y="9.906cm">
          <draw:text-box>
            <text:p><text:span text:style-name="T2">==</text:span><text:span text:style-name="T2">= 0</text:span></text:p>
          </draw:text-box>
        </draw:frame>
        <draw:frame draw:style-name="gr2" draw:text-style-name="P17" draw:layer="layout" svg:width="1.256cm" svg:height="1.517cm" svg:x="7.694cm" svg:y="9.907cm">
          <draw:text-box>
            <text:p><text:span text:style-name="T2">&amp;</text:span></text:p>
          </draw:text-box>
        </draw:frame>
        <draw:frame draw:style-name="gr2" draw:text-style-name="P17" draw:layer="layout" svg:width="1.162cm" svg:height="1.517cm" svg:x="15.269cm" svg:y="9.908cm">
          <draw:text-box>
            <text:p><text:span text:style-name="T2">=</text:span></text:p>
          </draw:text-box>
        </draw:frame>
        <draw:g>
          <draw:custom-shape draw:style-name="gr14" draw:text-style-name="P8" draw:layer="layout" svg:width="1.524cm" svg:height="1.334cm" svg:x="12.7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3.2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3.2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3.208cm">
            <text:p text:style-name="P7"><text:span text:style-name="T1">0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12.7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4.224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7.272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15.748cm" svg:y="16.408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4" draw:text-style-name="P8" draw:layer="layout" svg:width="1.524cm" svg:height="1.334cm" svg:x="20.066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1.59cm" svg:y="16.40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4.638cm" svg:y="16.40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4cm" svg:height="1.334cm" svg:x="23.114cm" svg:y="16.408cm">
            <text:p text:style-name="P7"><text:span text:style-name="T1">1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2" draw:text-style-name="P17" draw:layer="layout" svg:width="1.031cm" svg:height="1.517cm" svg:x="11.53cm" svg:y="16.41cm">
          <draw:text-box>
            <text:p><text:span text:style-name="T2">^</text:span></text:p>
          </draw:text-box>
        </draw:frame>
        <draw:frame draw:style-name="gr2" draw:text-style-name="P17" draw:layer="layout" svg:width="1.031cm" svg:height="1.517cm" svg:x="11.531cm" svg:y="13.211cm">
          <draw:text-box>
            <text:p><text:span text:style-name="T2">^</text:span></text:p>
          </draw:text-box>
        </draw:frame>
        <draw:frame draw:style-name="gr2" draw:text-style-name="P17" draw:layer="layout" svg:width="1.162cm" svg:height="1.517cm" svg:x="18.854cm" svg:y="13.125cm">
          <draw:text-box>
            <text:p><text:span text:style-name="T2">=</text:span></text:p>
          </draw:text-box>
        </draw:frame>
        <draw:frame draw:style-name="gr2" draw:text-style-name="P17" draw:layer="layout" svg:width="1.162cm" svg:height="1.517cm" svg:x="18.854cm" svg:y="16.326cm">
          <draw:text-box>
            <text:p><text:span text:style-name="T2">=</text:span></text:p>
          </draw:text-box>
        </draw:frame>
        <draw:custom-shape draw:style-name="gr16" draw:text-style-name="P14" draw:layer="layout" svg:width="1.524cm" svg:height="1.517cm" svg:x="21.398cm" svg:y="4.7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ep 5: Result</text:p>
          </draw:text-box>
        </draw:frame>
        <draw:g>
          <draw:custom-shape draw:style-name="gr3" draw:text-style-name="P6" draw:layer="layout" svg:width="4.064cm" svg:height="1.778cm" svg:x="15.629cm" svg:y="10.648cm">
            <text:p text:style-name="P5"><text:span text:style-name="T1">=&gt; 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4.064cm" svg:height="1.778cm" svg:x="15.659cm" svg:y="8.494cm">
            <text:p text:style-name="P5"><text:span text:style-name="T1">=&gt; 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8.277cm" svg:y="8.494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0.309cm" svg:y="8.494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4.373cm" svg:y="8.494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2.341cm" svg:y="8.494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8.277cm" svg:y="10.66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0.309cm" svg:y="10.668cm">
            <text:p text:style-name="P7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4.373cm" svg:y="10.66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032cm" svg:height="1.778cm" svg:x="12.341cm" svg:y="10.668cm">
            <text:p text:style-name="P7"><text:span text:style-name="T1">1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9" draw:layer="layout" svg:width="18.807cm" svg:height="1.673cm" svg:x="4.598cm" svg:y="4.58cm">
          <draw:text-box>
            <text:p text:style-name="P15"><text:span text:style-name="T1">input = [15, 3, 12, 2, 9, 12, 2, 15]</text:span></text:p>
          </draw:text-box>
        </draw:frame>
        <draw:custom-shape draw:style-name="gr16" draw:text-style-name="P14" draw:layer="layout" svg:width="1.524cm" svg:height="1.517cm" svg:x="16.098cm" svg:y="4.7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524cm" svg:height="1.517cm" svg:x="11.198cm" svg:y="4.7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draw:frame presentation:style-name="pr6" draw:text-style-name="P20" draw:layer="layout" svg:width="19.999cm" svg:height="3.506cm" svg:x="6.6cm" svg:y="8.8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17" draw:text-style-name="P16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3:58:31.918496756</meta:creation-date>
    <meta:editing-duration>PT4M11S</meta:editing-duration>
    <meta:editing-cycles>2</meta:editing-cycles>
    <meta:generator>LibreOffice/6.4.6.2$Linux_X86_64 LibreOffice_project/40$Build-2</meta:generator>
    <dc:title>Blueprint Plans</dc:title>
    <dc:date>2021-04-12T17:12:25.646533553</dc:date>
    <meta:document-statistic meta:object-count="854"/>
  </office:meta>
</office:document-meta>
</file>